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cript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setDefer( boolean de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De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setHtmlFor( String htmlF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ScriptElementImpl.set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ScriptElementImpl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Html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HTMLScrip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criptElementImpl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